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PropertiesTests.mergeWithNonCompatiblePar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nagedPropertiesTests.mergeChildValuesOverrideThePar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nagedPropertiesTests.mergeWithNull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PropertiesTests.mergeSunn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nagedPropertiesTests.mergeNotAllowedWhenMergeNot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PropertiesTests.mergeEmpty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